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text-properties officeooo:paragraph-rsid="0018d213"/>
    </style:style>
    <style:style style:name="P6" style:family="paragraph" style:parent-style-name="Text_20_body" style:list-style-name="L5">
      <style:text-properties officeooo:paragraph-rsid="001ac28b"/>
    </style:style>
    <style:style style:name="P7" style:family="paragraph" style:parent-style-name="Heading_20_4">
      <style:text-properties officeooo:rsid="001ac28b" officeooo:paragraph-rsid="001ac28b"/>
    </style:style>
    <style:style style:name="P8" style:family="paragraph" style:parent-style-name="Text_20_body">
      <style:text-properties officeooo:paragraph-rsid="001ac28b"/>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style style:name="P12" style:family="paragraph" style:parent-style-name="Text_20_body">
      <style:text-properties officeooo:paragraph-rsid="001debda"/>
    </style:style>
    <style:style style:name="T1" style:family="text">
      <style:text-properties officeooo:rsid="0016e114"/>
    </style:style>
    <style:style style:name="T2" style:family="text">
      <style:text-properties officeooo:rsid="00203b36"/>
    </style:style>
    <style:style style:name="T3" style:family="text">
      <style:text-properties fo:font-weight="bold" officeooo:rsid="0018d213" style:font-weight-asian="bold" style:font-weight-complex="bold"/>
    </style:style>
    <style:style style:name="T4" style:family="text">
      <style:text-properties officeooo:rsid="0018d213"/>
    </style:style>
    <style:style style:name="T5" style:family="text">
      <style:text-properties officeooo:rsid="001ac28b"/>
    </style:style>
    <style:style style:name="T6" style:family="text">
      <style:text-properties officeooo:rsid="001debda"/>
    </style:style>
    <style:style style:name="T7" style:family="text">
      <style:text-properties officeooo:rsid="001c70f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Project Vision and Scope</text:h>
      <text:h text:style-name="Heading_20_4" text:outline-level="4">Project Vision:</text:h>
      <text:p text:style-name="Text_20_body">“Pivove" is an interactive platform that allows users to rate beers, share experiences, and connect with others based on beer preferences. Combining beer discovery with social matchmaking, it creates a unique space for beer enthusiasts to engage and build connections.</text:p>
      <text:h text:style-name="Heading_20_4" text:outline-level="4">Objectives:</text:h>
      <text:list text:style-name="L1">
        <text:list-item>
          <text:p text:style-name="P1"><text:span text:style-name="Strong_20_Emphasis">Beer Rating and Reviews</text:span>: Users can rate and review beers, contributing to a crowd-sourced beer database.</text:p>
        </text:list-item>
      </text:list>
      <text:list text:style-name="L2">
        <text:list-item>
          <text:p text:style-name="P2"><text:span text:style-name="Strong_20_Emphasis">User-Generated Listings</text:span>: Users can add new beers to the catalog.</text:p>
        </text:list-item>
      </text:list>
      <text:list text:style-name="L3">
        <text:list-item>
          <text:p text:style-name="P3"><text:span text:style-name="Strong_20_Emphasis">Beer-Based Matchmaking</text:span>: Match users based on beer preferences, with an optional geographic proximity filter.</text:p>
        </text:list-item>
      </text:list>
      <text:h text:style-name="Heading_20_4" text:outline-level="4">Target Audience:</text:h>
      <text:list text:style-name="L4">
        <text:list-item>
          <text:p text:style-name="P4"><text:span text:style-name="Strong_20_Emphasis">Beer Enthusiasts</text:span> and <text:span text:style-name="Strong_20_Emphasis">Craft Beer Fans</text:span> seeking new, <text:span text:style-name="T1">unique </text:span>beers and reviews <text:span text:style-name="T1">before trying new </text:span><text:span text:style-name="T2">ones.</text:span></text:p>
        </text:list-item>
        <text:list-item>
          <text:p text:style-name="P5"><text:span text:style-name="T3">Beer newbies </text:span><text:span text:style-name="T4">that are looking for new, specific tastes, tailored for their needs.</text:span></text:p>
        </text:list-item>
      </text:list>
      <text:list text:style-name="L5">
        <text:list-item>
          <text:p text:style-name="P6"><text:span text:style-name="Strong_20_Emphasis">People Seeking Connections</text:span> based on shared beer tastes.</text:p>
        </text:list-item>
      </text:list>
      <text:h text:style-name="P7" text:outline-level="4">Scope limitations:</text:h>
      <text:p text:style-name="P8"><text:span text:style-name="T5">On the beginning of the project, our main problem might be lack of data in our database. Team of beer specialist will have to fill database with beers, that our users can rate. </text:span></text:p>
      <text:h text:style-name="Heading_20_4" text:outline-level="4">Key Problem Addressed:</text:h>
      <text:p text:style-name="Text_20_body">Pivove fills a gap by combining beer discovery with social interaction. Unlike traditional beer rating platforms, it integrates beer-based matchmaking, tapping into the growing craft beer culture.</text:p>
      <text:h text:style-name="Heading_20_4" text:outline-level="4">Non-Goals:</text:h>
      <text:list text:style-name="L6">
        <text:list-item>
          <text:p text:style-name="P9">Not a general dating site; focuses on beer-related connections.</text:p>
        </text:list-item>
      </text:list>
      <text:list text:style-name="L7">
        <text:list-item>
          <text:p text:style-name="P10">Only supports beer content; no expansion to other beverages.</text:p>
        </text:list-item>
      </text:list>
      <text:list text:style-name="L8">
        <text:list-item>
          <text:p text:style-name="P11">No extensive social media features like messaging or reels.</text:p>
        </text:list-item>
      </text:list>
      <text:h text:style-name="Heading_20_4" text:outline-level="4"><text:soft-page-break/>Rationale:</text:h>
      <text:p text:style-name="P12"><text:span text:style-name="T6">Creating the </text:span><text:span text:style-name="T7">Pivove </text:span><text:span text:style-name="T6">platform makes sense due increasing popularity of craft beer culture and desire for finding personalized experiences. By combining beer reviews and social matchmaking, platform creates unique experience for users. Our target are social, and beer drinking people, that want to find date with similar tast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3:03:12.875964238</meta:creation-date>
    <dc:date>2024-10-20T13:43:28.475289946</dc:date>
    <meta:editing-duration>PT40M6S</meta:editing-duration>
    <meta:editing-cycles>21</meta:editing-cycles>
    <meta:generator>LibreOffice/24.8.2.1$Linux_X86_64 LibreOffice_project/480$Build-1</meta:generator>
    <meta:document-statistic meta:table-count="0" meta:image-count="0" meta:object-count="0" meta:page-count="2" meta:paragraph-count="21" meta:word-count="278" meta:character-count="1798" meta:non-whitespace-character-count="1548"/>
  </office:meta>
</office:document-meta>
</file>